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5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GOD AND THE GODLESS (58:1-9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GOD AND THE GODLESS (58:1-9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ir perversions (58:1-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ir perversions (58:1-5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y pervert justice (58:1-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y lie (58:3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y refuse to listen (58:4-5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GOD AND THE GODLESS (58:1-9):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Their perversions (58:1-5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ir punishment (58:6-9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ir punishment (58:6-9):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Break off their fangs (58:6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Make them disappear (58:7-9)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GOD AND THE GODLESS (58:1-9):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ir perversions (58:1-5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ir punishment (58:6-9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PSALM 58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GOD AND THE GODLESS (58:1-9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GOD AND THE GODLY (58:10-11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58 </dc:title>
    <meta:initial-creator>David STRICKLAND</meta:initial-creator>
    <dc:creator>David STRICKLAND</dc:creator>
    <meta:creation-date>2020-02-22T17:38:25Z</meta:creation-date>
    <dc:date>2020-02-22T17:38:26Z</dc:date>
    <meta:template xlink:href="BibleStudy" xlink:type="simple"/>
    <meta:editing-cycles>1</meta:editing-cycles>
    <meta:editing-duration>PT0S</meta:editing-duration>
    <meta:document-statistic meta:paragraph-count="20" meta:word-count="124"/>
  </office:meta>
</office:document-meta>
</file>